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87ed" officeooo:paragraph-rsid="001187ed"/>
    </style:style>
    <style:style style:name="P2" style:family="paragraph" style:parent-style-name="Standard">
      <style:text-properties officeooo:rsid="001187ed" officeooo:paragraph-rsid="001187ed"/>
    </style:style>
    <style:style style:name="P3" style:family="paragraph" style:parent-style-name="Standard">
      <style:text-properties officeooo:rsid="0017b475" officeooo:paragraph-rsid="0017b475"/>
    </style:style>
    <style:style style:name="P4" style:family="paragraph" style:parent-style-name="Standard">
      <style:text-properties officeooo:rsid="00150efb" officeooo:paragraph-rsid="00150efb"/>
    </style:style>
    <style:style style:name="P5" style:family="paragraph" style:parent-style-name="Standard">
      <style:text-properties officeooo:rsid="00150efb" officeooo:paragraph-rsid="0018e4b3"/>
    </style:style>
    <style:style style:name="P6" style:family="paragraph" style:parent-style-name="Standard">
      <style:text-properties officeooo:rsid="00150efb" officeooo:paragraph-rsid="001a3764"/>
    </style:style>
    <style:style style:name="P7" style:family="paragraph" style:parent-style-name="Standard">
      <style:text-properties officeooo:rsid="00150efb" officeooo:paragraph-rsid="001baebb"/>
    </style:style>
    <style:style style:name="P8" style:family="paragraph" style:parent-style-name="Standard">
      <style:text-properties officeooo:rsid="00150efb" officeooo:paragraph-rsid="001d0f1f"/>
    </style:style>
    <style:style style:name="P9" style:family="paragraph" style:parent-style-name="Standard">
      <style:paragraph-properties fo:text-align="center" style:justify-single-word="false"/>
      <style:text-properties fo:font-size="40pt" fo:font-style="italic" style:text-underline-style="solid" style:text-underline-width="auto" style:text-underline-color="font-color" officeooo:rsid="00148323" officeooo:paragraph-rsid="00148323" style:font-size-asian="35pt" style:font-style-asian="italic" style:font-size-complex="40pt" style:font-style-complex="italic"/>
    </style:style>
    <style:style style:name="T1" style:family="text">
      <style:text-properties officeooo:rsid="0018e4b3"/>
    </style:style>
    <style:style style:name="T2" style:family="text">
      <style:text-properties officeooo:rsid="001a3764"/>
    </style:style>
    <style:style style:name="T3" style:family="text">
      <style:text-properties officeooo:rsid="001baebb"/>
    </style:style>
    <style:style style:name="T4" style:family="text">
      <style:text-properties officeooo:rsid="001bc21d"/>
    </style:style>
    <style:style style:name="T5" style:family="text">
      <style:text-properties officeooo:rsid="001d0f1f"/>
    </style:style>
    <style:style style:name="T6" style:family="text">
      <style:text-properties officeooo:rsid="001fcf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pects Juridiques</text:p>
      <text:p text:style-name="P1"/>
      <text:p text:style-name="P1"/>
      <text:p text:style-name="P3">Les differents aspects juridiques sont représentés dans ce documents , en cas de non respect , les pénalités exposées seront appliquées.</text:p>
      <text:p text:style-name="P1"/>
      <text:p text:style-name="P1">-<text:span text:style-name="T1">Le calendrier doit être respecter , si la date de livraison ne correspond pas à la date prévu et admet donc un retard , des pénalités financieres seront appliqués pour la partie qui fournis le produit , à savoir 10% du prix initial seront emputés.</text:span></text:p>
      <text:p text:style-name="P4"/>
      <text:p text:style-name="P5">-<text:span text:style-name="T1">Les frais et le devis annoncés ne doivent pas changer au cours du projet , le cas échéant la partie qui reçoit le produit se vera en droit d'annuler la commande si le dépassement excède 20% du prix initialement prévu</text:span><text:line-break/></text:p>
      <text:p text:style-name="P6">-<text:span text:style-name="T1">Les demandes du clients prévues dans le contrat doivent être respecter , le cas contraire , le client peut demander à ce que le contrat soit rompu(1)</text:span><text:line-break/></text:p>
      <text:p text:style-name="P6">-<text:span text:style-name="T2">En cas de faillite de l'entreprise délivrant le produit , toute ou partie des codes sources du projet pourront être récupéré au près de l'INPI</text:span></text:p>
      <text:p text:style-name="P6"/>
      <text:p text:style-name="P6">-<text:span text:style-name="T2">Une fois le produit final délivré , si des maintenances ont été prévu , elles doivent être effectuées comme convenus par le prestataire , le cas contraire le client sera en droit de porter plainte pour non respect du contrat</text:span></text:p>
      <text:p text:style-name="P6"><text:line-break/>-<text:span text:style-name="T2">En cas de non respect de l'un de ces différent points , une plainte pourra être déposée pour non respect du contrat</text:span><text:line-break/></text:p>
      <text:p text:style-name="P6">-<text:span text:style-name="T2">Le produit n'est pas soumis à une license dites open-source , par conséquent le logiciel fournis au client est un logiciel propriétaire , ce qui implique que les sources fournies au client , dans le cas ou elles le sont , ne doivent pas être divulgées ou partagées avec un tiers</text:span></text:p>
      <text:p text:style-name="P7"><text:line-break/>-<text:span text:style-name="T3">Une fois que la commande du produit a été pronnoncée , le client s'engage impérativement à payer le produit comme convenu sur le devis, aucune résiliation ne sera acceptée.</text:span></text:p>
      <text:p text:style-name="P7"/>
      <text:p text:style-name="P7">-<text:span text:style-name="T4">Si le client ne veux pas payer le produit commandé , il s'exposes à des poursuites judiciaires et à un dépôt de plainte pour non respect du contrat</text:span></text:p>
      <text:p text:style-name="P7"/>
      <text:p text:style-name="P7">-<text:span text:style-name="T6">Les deux parties s'engagent à respecter le contrat de travail , le devies et les thermes prononcés dans le contrat , le cas contraires des poursuites judiciaires pourront être déclarées</text:span></text:p>
      <text:p text:style-name="P8"><text:line-break/><text:span text:style-name="T5">(1)</text:span>En effet, l’article L442-6 du Code de commerce énonce :</text:p>
      <text:p text:style-name="P8">« Engage la responsabilité de son auteur et l'oblige à réparer le préjudice causé le fait, par tout producteur, commerçant, industriel ou personne immatriculée au répertoire des métiers <text:line-break/>[...]De rompre brutalement, même partiellement, une relation commerciale établie, sans préavis écrit tenant compte de la durée de la relation commerciale et respectant la durée minimale de préavis déterminée, en référence aux usages du commerce, par des accords interprofessionnels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M28S</meta:editing-duration>
    <meta:editing-cycles>19</meta:editing-cycles>
    <meta:generator>LibreOffice/4.3.7.2$Linux_x86 LibreOffice_project/8a35821d8636a03b8bf4e15b48f59794652c68ba</meta:generator>
    <dc:date>2016-05-14T10:07:40.377169512</dc:date>
    <dc:creator>root </dc:creator>
    <meta:document-statistic meta:table-count="0" meta:image-count="0" meta:object-count="0" meta:page-count="1" meta:paragraph-count="14" meta:word-count="438" meta:character-count="2574" meta:non-whitespace-character-count="2142"/>
    <meta:user-defined meta:name="Info 1"/>
    <meta:user-defined meta:name="Info 2"/>
    <meta:user-defined meta:name="Info 3"/>
    <meta:user-defined meta:name="Info 4"/>
  </office:meta>
</office:document-meta>
</file>